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3"/>
        <table:table-row table:style-name="ro1">
          <table:table-cell office:value-type="string" calcext:value-type="string">
            <text:p>Item/Year</text:p>
          </table:table-cell>
          <table:table-cell office:value-type="float" office:value="2022" calcext:value-type="float">
            <text:p>2022</text:p>
          </table:table-cell>
          <table:table-cell office:value-type="float" office:value="2021" calcext:value-type="float">
            <text:p>2021</text:p>
          </table:table-cell>
          <table:table-cell office:value-type="float" office:value="2020" calcext:value-type="float">
            <text:p>2020</text:p>
          </table:table-cell>
          <table:table-cell office:value-type="float" office:value="2019" calcext:value-type="float">
            <text:p>2019</text:p>
          </table:table-cell>
          <table:table-cell office:value-type="float" office:value="2018" calcext:value-type="float">
            <text:p>2018</text:p>
          </table:table-cell>
          <table:table-cell office:value-type="float" office:value="2017" calcext:value-type="float">
            <text:p>2017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14" calcext:value-type="float">
            <text:p>201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urrent Assets</text:p>
          </table:table-cell>
          <table:table-cell office:value-type="float" office:value="81070" calcext:value-type="float">
            <text:p>81070</text:p>
          </table:table-cell>
          <table:table-cell office:value-type="float" office:value="90067" calcext:value-type="float">
            <text:p>90067</text:p>
          </table:table-cell>
          <table:table-cell office:value-type="float" office:value="61806" calcext:value-type="float">
            <text:p>61806</text:p>
          </table:table-cell>
          <table:table-cell office:value-type="float" office:value="61897" calcext:value-type="float">
            <text:p>61897</text:p>
          </table:table-cell>
          <table:table-cell office:value-type="float" office:value="59664" calcext:value-type="float">
            <text:p>59664</text:p>
          </table:table-cell>
          <table:table-cell office:value-type="float" office:value="57689" calcext:value-type="float">
            <text:p>57689</text:p>
          </table:table-cell>
          <table:table-cell office:value-type="float" office:value="60239" calcext:value-type="float">
            <text:p>60239</text:p>
          </table:table-cell>
          <table:table-cell office:value-type="float" office:value="63278" calcext:value-type="float">
            <text:p>63278</text:p>
          </table:table-cell>
          <table:table-cell office:value-type="float" office:value="61185" calcext:value-type="float">
            <text:p>61185</text:p>
          </table:table-cell>
          <table:table-cell office:value-type="float" office:value="59940" calcext:value-type="float">
            <text:p>59940</text:p>
          </table:table-cell>
        </table:table-row>
        <table:table-row table:style-name="ro1">
          <table:table-cell office:value-type="string" calcext:value-type="string">
            <text:p>Current Liabilities</text:p>
          </table:table-cell>
          <table:table-cell office:value-type="float" office:value="87379" calcext:value-type="float">
            <text:p>87379</text:p>
          </table:table-cell>
          <table:table-cell office:value-type="float" office:value="92645" calcext:value-type="float">
            <text:p>92645</text:p>
          </table:table-cell>
          <table:table-cell office:value-type="float" office:value="77790" calcext:value-type="float">
            <text:p>77790</text:p>
          </table:table-cell>
          <table:table-cell office:value-type="float" office:value="77477" calcext:value-type="float">
            <text:p>77477</text:p>
          </table:table-cell>
          <table:table-cell office:value-type="float" office:value="78521" calcext:value-type="float">
            <text:p>78521</text:p>
          </table:table-cell>
          <table:table-cell office:value-type="float" office:value="66928" calcext:value-type="float">
            <text:p>66928</text:p>
          </table:table-cell>
          <table:table-cell office:value-type="float" office:value="64619" calcext:value-type="float">
            <text:p>64619</text:p>
          </table:table-cell>
          <table:table-cell office:value-type="float" office:value="65253" calcext:value-type="float">
            <text:p>65253</text:p>
          </table:table-cell>
          <table:table-cell office:value-type="float" office:value="69345" calcext:value-type="float">
            <text:p>69345</text:p>
          </table:table-cell>
          <table:table-cell office:value-type="float" office:value="71818" calcext:value-type="float">
            <text:p>71818</text:p>
          </table:table-cell>
        </table:table-row>
        <table:table-row table:style-name="ro1">
          <table:table-cell office:value-type="string" calcext:value-type="string">
            <text:p>Inventories</text:p>
          </table:table-cell>
          <table:table-cell office:value-type="float" office:value="56511" calcext:value-type="float">
            <text:p>56511</text:p>
          </table:table-cell>
          <table:table-cell office:value-type="float" office:value="44949" calcext:value-type="float">
            <text:p>44949</text:p>
          </table:table-cell>
          <table:table-cell office:value-type="float" office:value="44435" calcext:value-type="float">
            <text:p>44435</text:p>
          </table:table-cell>
          <table:table-cell office:value-type="float" office:value="44269" calcext:value-type="float">
            <text:p>44269</text:p>
          </table:table-cell>
          <table:table-cell office:value-type="float" office:value="43783" calcext:value-type="float">
            <text:p>43783</text:p>
          </table:table-cell>
          <table:table-cell office:value-type="float" office:value="43046" calcext:value-type="float">
            <text:p>43046</text:p>
          </table:table-cell>
          <table:table-cell office:value-type="float" office:value="44469" calcext:value-type="float">
            <text:p>44469</text:p>
          </table:table-cell>
          <table:table-cell office:value-type="float" office:value="45141" calcext:value-type="float">
            <text:p>45141</text:p>
          </table:table-cell>
          <table:table-cell office:value-type="float" office:value="44858" calcext:value-type="float">
            <text:p>44858</text:p>
          </table:table-cell>
          <table:table-cell office:value-type="float" office:value="43803" calcext:value-type="float">
            <text:p>43803</text:p>
          </table:table-cell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14760" calcext:value-type="float">
            <text:p>14760</text:p>
          </table:table-cell>
          <table:table-cell office:value-type="float" office:value="17741" calcext:value-type="float">
            <text:p>17741</text:p>
          </table:table-cell>
          <table:table-cell office:value-type="float" office:value="9465" calcext:value-type="float">
            <text:p>9465</text:p>
          </table:table-cell>
          <table:table-cell office:value-type="float" office:value="7722" calcext:value-type="float">
            <text:p>7722</text:p>
          </table:table-cell>
          <table:table-cell office:value-type="float" office:value="6756" calcext:value-type="float">
            <text:p>6756</text:p>
          </table:table-cell>
          <table:table-cell office:value-type="float" office:value="6867" calcext:value-type="float">
            <text:p>6867</text:p>
          </table:table-cell>
          <table:table-cell office:value-type="float" office:value="8705" calcext:value-type="float">
            <text:p>8705</text:p>
          </table:table-cell>
          <table:table-cell office:value-type="float" office:value="9135" calcext:value-type="float">
            <text:p>9135</text:p>
          </table:table-cell>
          <table:table-cell office:value-type="float" office:value="7281" calcext:value-type="float">
            <text:p>7281</text:p>
          </table:table-cell>
          <table:table-cell office:value-type="float" office:value="7781" calcext:value-type="float">
            <text:p>7781</text:p>
          </table:table-cell>
        </table:table-row>
        <table:table-row table:style-name="ro1">
          <table:table-cell office:value-type="string" calcext:value-type="string">
            <text:p>Receivables</text:p>
          </table:table-cell>
          <table:table-cell office:value-type="float" office:value="8280" calcext:value-type="float">
            <text:p>8280</text:p>
          </table:table-cell>
          <table:table-cell office:value-type="float" office:value="6516" calcext:value-type="float">
            <text:p>6516</text:p>
          </table:table-cell>
          <table:table-cell office:value-type="float" office:value="6284" calcext:value-type="float">
            <text:p>6284</text:p>
          </table:table-cell>
          <table:table-cell office:value-type="float" office:value="6283" calcext:value-type="float">
            <text:p>6283</text:p>
          </table:table-cell>
          <table:table-cell office:value-type="float" office:value="5614" calcext:value-type="float">
            <text:p>5614</text:p>
          </table:table-cell>
          <table:table-cell office:value-type="float" office:value="5835" calcext:value-type="float">
            <text:p>5835</text:p>
          </table:table-cell>
          <table:table-cell office:value-type="float" office:value="5624" calcext:value-type="float">
            <text:p>5624</text:p>
          </table:table-cell>
          <table:table-cell office:value-type="float" office:value="6778" calcext:value-type="float">
            <text:p>6778</text:p>
          </table:table-cell>
          <table:table-cell office:value-type="float" office:value="6677" calcext:value-type="float">
            <text:p>6677</text:p>
          </table:table-cell>
          <table:table-cell office:value-type="float" office:value="6768" calcext:value-type="float">
            <text:p>6768</text:p>
          </table:table-cell>
        </table:table-row>
        <table:table-row table:style-name="ro1">
          <table:table-cell office:value-type="string" calcext:value-type="string">
            <text:p>Total Assets</text:p>
          </table:table-cell>
          <table:table-cell office:value-type="float" office:value="244860" calcext:value-type="float">
            <text:p>244860</text:p>
          </table:table-cell>
          <table:table-cell office:value-type="float" office:value="252496" calcext:value-type="float">
            <text:p>252496</text:p>
          </table:table-cell>
          <table:table-cell office:value-type="float" office:value="236495" calcext:value-type="float">
            <text:p>236495</text:p>
          </table:table-cell>
          <table:table-cell office:value-type="float" office:value="219295" calcext:value-type="float">
            <text:p>219295</text:p>
          </table:table-cell>
          <table:table-cell office:value-type="float" office:value="204522" calcext:value-type="float">
            <text:p>204522</text:p>
          </table:table-cell>
          <table:table-cell office:value-type="float" office:value="198825" calcext:value-type="float">
            <text:p>198825</text:p>
          </table:table-cell>
          <table:table-cell office:value-type="float" office:value="199581" calcext:value-type="float">
            <text:p>199581</text:p>
          </table:table-cell>
          <table:table-cell office:value-type="float" office:value="203490" calcext:value-type="float">
            <text:p>203490</text:p>
          </table:table-cell>
          <table:table-cell office:value-type="float" office:value="204751" calcext:value-type="float">
            <text:p>204751</text:p>
          </table:table-cell>
          <table:table-cell office:value-type="float" office:value="203105" calcext:value-type="float">
            <text:p>203105</text:p>
          </table:table-cell>
        </table:table-row>
        <table:table-row table:style-name="ro1">
          <table:table-cell office:value-type="string" calcext:value-type="string">
            <text:p>Payables</text:p>
          </table:table-cell>
          <table:table-cell office:value-type="float" office:value="55261" calcext:value-type="float">
            <text:p>55261</text:p>
          </table:table-cell>
          <table:table-cell office:value-type="float" office:value="49141" calcext:value-type="float">
            <text:p>49141</text:p>
          </table:table-cell>
          <table:table-cell office:value-type="float" office:value="46973" calcext:value-type="float">
            <text:p>46973</text:p>
          </table:table-cell>
          <table:table-cell office:value-type="float" office:value="47060" calcext:value-type="float">
            <text:p>47060</text:p>
          </table:table-cell>
          <table:table-cell office:value-type="float" office:value="46092" calcext:value-type="float">
            <text:p>46092</text:p>
          </table:table-cell>
          <table:table-cell office:value-type="float" office:value="41433" calcext:value-type="float">
            <text:p>41433</text:p>
          </table:table-cell>
          <table:table-cell office:value-type="float" office:value="38487" calcext:value-type="float">
            <text:p>38487</text:p>
          </table:table-cell>
          <table:table-cell office:value-type="float" office:value="38410" calcext:value-type="float">
            <text:p>38410</text:p>
          </table:table-cell>
          <table:table-cell office:value-type="float" office:value="37415" calcext:value-type="float">
            <text:p>37415</text:p>
          </table:table-cell>
          <table:table-cell office:value-type="float" office:value="38080" calcext:value-type="float">
            <text:p>38080</text:p>
          </table:table-cell>
        </table:table-row>
        <table:table-row table:style-name="ro1">
          <table:table-cell office:value-type="string" calcext:value-type="string">
            <text:p>Long Term Debt</text:p>
          </table:table-cell>
          <table:table-cell office:value-type="float" office:value="2803" calcext:value-type="float">
            <text:p>2803</text:p>
          </table:table-cell>
          <table:table-cell office:value-type="float" office:value="3115" calcext:value-type="float">
            <text:p>3115</text:p>
          </table:table-cell>
          <table:table-cell table:number-columns-repeated="2" office:value-type="float" office:value="43714" calcext:value-type="float">
            <text:p>43714</text:p>
          </table:table-cell>
          <table:table-cell office:value-type="float" office:value="3738" calcext:value-type="float">
            <text:p>3738</text:p>
          </table:table-cell>
          <table:table-cell office:value-type="float" office:value="2256" calcext:value-type="float">
            <text:p>2256</text:p>
          </table:table-cell>
          <table:table-cell office:value-type="float" office:value="2745" calcext:value-type="float">
            <text:p>2745</text:p>
          </table:table-cell>
          <table:table-cell office:value-type="float" office:value="4791" calcext:value-type="float">
            <text:p>4791</text:p>
          </table:table-cell>
          <table:table-cell office:value-type="float" office:value="41771" calcext:value-type="float">
            <text:p>41771</text:p>
          </table:table-cell>
          <table:table-cell office:value-type="float" office:value="38394" calcext:value-type="float">
            <text:p>38394</text:p>
          </table:table-cell>
        </table:table-row>
        <table:table-row table:style-name="ro1">
          <table:table-cell office:value-type="string" calcext:value-type="string">
            <text:p>Total Liabilities</text:p>
          </table:table-cell>
          <table:table-cell office:value-type="float" office:value="152969" calcext:value-type="float">
            <text:p>152969</text:p>
          </table:table-cell>
          <table:table-cell office:value-type="float" office:value="164965" calcext:value-type="float">
            <text:p>164965</text:p>
          </table:table-cell>
          <table:table-cell office:value-type="float" office:value="154943" calcext:value-type="float">
            <text:p>154943</text:p>
          </table:table-cell>
          <table:table-cell office:value-type="float" office:value="139661" calcext:value-type="float">
            <text:p>139661</text:p>
          </table:table-cell>
          <table:table-cell table:number-columns-repeated="2" office:value-type="float" office:value="123700" calcext:value-type="float">
            <text:p>123700</text:p>
          </table:table-cell>
          <table:table-cell office:value-type="float" office:value="115970" calcext:value-type="float">
            <text:p>115970</text:p>
          </table:table-cell>
          <table:table-cell office:value-type="float" office:value="117553" calcext:value-type="float">
            <text:p>117553</text:p>
          </table:table-cell>
          <table:table-cell office:value-type="float" office:value="123412" calcext:value-type="float">
            <text:p>123412</text:p>
          </table:table-cell>
          <table:table-cell office:value-type="float" office:value="121367" calcext:value-type="float">
            <text:p>121367</text:p>
          </table:table-cell>
        </table:table-row>
        <table:table-row table:style-name="ro1">
          <table:table-cell office:value-type="string" calcext:value-type="string">
            <text:p>Total Equity</text:p>
          </table:table-cell>
          <table:table-cell office:value-type="float" office:value="91891" calcext:value-type="float">
            <text:p>91891</text:p>
          </table:table-cell>
          <table:table-cell office:value-type="float" office:value="87531" calcext:value-type="float">
            <text:p>87531</text:p>
          </table:table-cell>
          <table:table-cell office:value-type="float" office:value="81552" calcext:value-type="float">
            <text:p>81552</text:p>
          </table:table-cell>
          <table:table-cell office:value-type="float" office:value="79634" calcext:value-type="float">
            <text:p>79634</text:p>
          </table:table-cell>
          <table:table-cell office:value-type="float" office:value="80822" calcext:value-type="float">
            <text:p>80822</text:p>
          </table:table-cell>
          <table:table-cell office:value-type="float" office:value="80535" calcext:value-type="float">
            <text:p>80535</text:p>
          </table:table-cell>
          <table:table-cell office:value-type="float" office:value="83611" calcext:value-type="float">
            <text:p>83611</text:p>
          </table:table-cell>
          <table:table-cell office:value-type="float" office:value="85937" calcext:value-type="float">
            <text:p>85937</text:p>
          </table:table-cell>
          <table:table-cell office:value-type="float" office:value="81339" calcext:value-type="float">
            <text:p>81339</text:p>
          </table:table-cell>
          <table:table-cell office:value-type="float" office:value="81738" calcext:value-type="float">
            <text:p>81738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572754" calcext:value-type="float">
            <text:p>572754</text:p>
          </table:table-cell>
          <table:table-cell office:value-type="float" office:value="559151" calcext:value-type="float">
            <text:p>559151</text:p>
          </table:table-cell>
          <table:table-cell office:value-type="float" office:value="523964" calcext:value-type="float">
            <text:p>523964</text:p>
          </table:table-cell>
          <table:table-cell office:value-type="float" office:value="514405" calcext:value-type="float">
            <text:p>514405</text:p>
          </table:table-cell>
          <table:table-cell office:value-type="float" office:value="500343" calcext:value-type="float">
            <text:p>500343</text:p>
          </table:table-cell>
          <table:table-cell office:value-type="float" office:value="485873" calcext:value-type="float">
            <text:p>485873</text:p>
          </table:table-cell>
          <table:table-cell office:value-type="float" office:value="482130" calcext:value-type="float">
            <text:p>482130</text:p>
          </table:table-cell>
          <table:table-cell office:value-type="float" office:value="485651" calcext:value-type="float">
            <text:p>485651</text:p>
          </table:table-cell>
          <table:table-cell office:value-type="float" office:value="476294" calcext:value-type="float">
            <text:p>476294</text:p>
          </table:table-cell>
          <table:table-cell office:value-type="float" office:value="468651" calcext:value-type="float">
            <text:p>468651</text:p>
          </table:table-cell>
        </table:table-row>
        <table:table-row table:style-name="ro1">
          <table:table-cell office:value-type="string" calcext:value-type="string">
            <text:p>Cost of Goods Sold</text:p>
          </table:table-cell>
          <table:table-cell office:value-type="float" office:value="429000" calcext:value-type="float">
            <text:p>429000</text:p>
          </table:table-cell>
          <table:table-cell office:value-type="float" office:value="420315" calcext:value-type="float">
            <text:p>420315</text:p>
          </table:table-cell>
          <table:table-cell office:value-type="float" office:value="394605" calcext:value-type="float">
            <text:p>394605</text:p>
          </table:table-cell>
          <table:table-cell office:value-type="float" office:value="385301" calcext:value-type="float">
            <text:p>385301</text:p>
          </table:table-cell>
          <table:table-cell office:value-type="float" office:value="373396" calcext:value-type="float">
            <text:p>373396</text:p>
          </table:table-cell>
          <table:table-cell office:value-type="float" office:value="361256" calcext:value-type="float">
            <text:p>361256</text:p>
          </table:table-cell>
          <table:table-cell office:value-type="float" office:value="360984" calcext:value-type="float">
            <text:p>360984</text:p>
          </table:table-cell>
          <table:table-cell office:value-type="float" office:value="365086" calcext:value-type="float">
            <text:p>365086</text:p>
          </table:table-cell>
          <table:table-cell office:value-type="float" office:value="358069" calcext:value-type="float">
            <text:p>358069</text:p>
          </table:table-cell>
          <table:table-cell office:value-type="float" office:value="352297" calcext:value-type="float">
            <text:p>352297</text:p>
          </table:table-cell>
        </table:table-row>
        <table:table-row table:style-name="ro1">
          <table:table-cell office:value-type="string" calcext:value-type="string">
            <text:p>EBIT</text:p>
          </table:table-cell>
          <table:table-cell office:value-type="float" office:value="24181" calcext:value-type="float">
            <text:p>24181</text:p>
          </table:table-cell>
          <table:table-cell office:value-type="float" office:value="36074" calcext:value-type="float">
            <text:p>36074</text:p>
          </table:table-cell>
          <table:table-cell office:value-type="float" office:value="25255" calcext:value-type="float">
            <text:p>25255</text:p>
          </table:table-cell>
          <table:table-cell office:value-type="float" office:value="21957" calcext:value-type="float">
            <text:p>21957</text:p>
          </table:table-cell>
          <table:table-cell office:value-type="float" office:value="20437" calcext:value-type="float">
            <text:p>20437</text:p>
          </table:table-cell>
          <table:table-cell office:value-type="float" office:value="22764" calcext:value-type="float">
            <text:p>22764</text:p>
          </table:table-cell>
          <table:table-cell office:value-type="float" office:value="24105" calcext:value-type="float">
            <text:p>24105</text:p>
          </table:table-cell>
          <table:table-cell office:value-type="float" office:value="27147" calcext:value-type="float">
            <text:p>27147</text:p>
          </table:table-cell>
          <table:table-cell office:value-type="float" office:value="26872" calcext:value-type="float">
            <text:p>26872</text:p>
          </table:table-cell>
          <table:table-cell office:value-type="float" office:value="27725" calcext:value-type="float">
            <text:p>27725</text:p>
          </table:table-cell>
        </table:table-row>
        <table:table-row table:style-name="ro1">
          <table:table-cell office:value-type="string" calcext:value-type="string">
            <text:p>Interest income (loss)</text:p>
          </table:table-cell>
          <table:table-cell office:value-type="float" office:value="1836" calcext:value-type="float">
            <text:p>1836</text:p>
          </table:table-cell>
          <table:table-cell office:value-type="float" office:value="2194" calcext:value-type="float">
            <text:p>2194</text:p>
          </table:table-cell>
          <table:table-cell office:value-type="float" office:value="2410" calcext:value-type="float">
            <text:p>2410</text:p>
          </table:table-cell>
          <table:table-cell office:value-type="float" office:value="2129" calcext:value-type="float">
            <text:p>2129</text:p>
          </table:table-cell>
          <table:table-cell office:value-type="float" office:value="2178" calcext:value-type="float">
            <text:p>2178</text:p>
          </table:table-cell>
          <table:table-cell office:value-type="float" office:value="2267" calcext:value-type="float">
            <text:p>2267</text:p>
          </table:table-cell>
          <table:table-cell office:value-type="float" office:value="2467" calcext:value-type="float">
            <text:p>2467</text:p>
          </table:table-cell>
          <table:table-cell office:value-type="float" office:value="2348" calcext:value-type="float">
            <text:p>2348</text:p>
          </table:table-cell>
          <table:table-cell office:value-type="float" office:value="2216" calcext:value-type="float">
            <text:p>2216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Net Income (loss)</text:p>
          </table:table-cell>
          <table:table-cell office:value-type="float" office:value="13940" calcext:value-type="float">
            <text:p>13940</text:p>
          </table:table-cell>
          <table:table-cell office:value-type="float" office:value="13706" calcext:value-type="float">
            <text:p>13706</text:p>
          </table:table-cell>
          <table:table-cell office:value-type="float" office:value="15201" calcext:value-type="float">
            <text:p>15201</text:p>
          </table:table-cell>
          <table:table-cell office:value-type="float" office:value="7179" calcext:value-type="float">
            <text:p>7179</text:p>
          </table:table-cell>
          <table:table-cell office:value-type="float" office:value="10523" calcext:value-type="float">
            <text:p>10523</text:p>
          </table:table-cell>
          <table:table-cell office:value-type="float" office:value="14293" calcext:value-type="float">
            <text:p>14293</text:p>
          </table:table-cell>
          <table:table-cell office:value-type="float" office:value="15080" calcext:value-type="float">
            <text:p>15080</text:p>
          </table:table-cell>
          <table:table-cell office:value-type="float" office:value="17099" calcext:value-type="float">
            <text:p>17099</text:p>
          </table:table-cell>
          <table:table-cell office:value-type="float" office:value="16695" calcext:value-type="float">
            <text:p>16695</text:p>
          </table:table-cell>
          <table:table-cell office:value-type="float" office:value="17756" calcext:value-type="float">
            <text:p>17756</text:p>
          </table:table-cell>
        </table:table-row>
        <table:table-row table:style-name="ro1">
          <table:table-cell office:value-type="string" calcext:value-type="string">
            <text:p>Operating Cash Flow</text:p>
          </table:table-cell>
          <table:table-cell office:value-type="float" office:value="24181" calcext:value-type="float">
            <text:p>24181</text:p>
          </table:table-cell>
          <table:table-cell office:value-type="float" office:value="36074" calcext:value-type="float">
            <text:p>36074</text:p>
          </table:table-cell>
          <table:table-cell office:value-type="float" office:value="25255" calcext:value-type="float">
            <text:p>25255</text:p>
          </table:table-cell>
          <table:table-cell office:value-type="float" office:value="27753" calcext:value-type="float">
            <text:p>27753</text:p>
          </table:table-cell>
          <table:table-cell office:value-type="float" office:value="28337" calcext:value-type="float">
            <text:p>28337</text:p>
          </table:table-cell>
          <table:table-cell office:value-type="float" office:value="31673" calcext:value-type="float">
            <text:p>31673</text:p>
          </table:table-cell>
          <table:table-cell office:value-type="float" office:value="27552" calcext:value-type="float">
            <text:p>27552</text:p>
          </table:table-cell>
          <table:table-cell office:value-type="float" office:value="28564" calcext:value-type="float">
            <text:p>28564</text:p>
          </table:table-cell>
          <table:table-cell office:value-type="float" office:value="23257" calcext:value-type="float">
            <text:p>23257</text:p>
          </table:table-cell>
          <table:table-cell office:value-type="float" office:value="25591" calcext:value-type="float">
            <text:p>255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06:06:58.907346212</meta:creation-date>
    <dc:date>2023-04-23T21:40:16.638919687</dc:date>
    <meta:editing-duration>PT13M18S</meta:editing-duration>
    <meta:editing-cycles>4</meta:editing-cycles>
    <meta:generator>LibreOffice/7.3.7.2$Linux_X86_64 LibreOffice_project/30$Build-2</meta:generator>
    <meta:document-statistic meta:table-count="1" meta:cell-count="187" meta:object-count="0"/>
  </office:meta>
</office:document-meta>
</file>